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avid CLM" svg:font-family="'David CLM'" style:font-family-generic="system" style:font-pitch="variable"/>
    <style:font-face style:name="David CLM1" svg:font-family="'David CLM'"/>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Footer">
      <style:text-properties fo:language="en" fo:country="US" officeooo:rsid="00047b4c" officeooo:paragraph-rsid="00047b4c"/>
    </style:style>
    <style:style style:name="P2" style:family="paragraph" style:parent-style-name="Standard">
      <style:text-properties style:font-name="Arial" fo:language="en" fo:country="US" officeooo:rsid="00047b4c" officeooo:paragraph-rsid="00047b4c"/>
    </style:style>
    <style:style style:name="P3" style:family="paragraph" style:parent-style-name="Standard">
      <style:text-properties style:font-name="Arial" fo:language="en" fo:country="US" officeooo:rsid="0004af94" officeooo:paragraph-rsid="0004af94"/>
    </style:style>
    <style:style style:name="P4" style:family="paragraph" style:parent-style-name="Standard">
      <style:paragraph-properties fo:line-height="150%"/>
      <style:text-properties style:font-name="Arial" fo:language="en" fo:country="US" fo:font-weight="normal" officeooo:rsid="00074e27" officeooo:paragraph-rsid="00074e27" style:font-weight-asian="normal" style:font-weight-complex="normal"/>
    </style:style>
    <style:style style:name="P5" style:family="paragraph" style:parent-style-name="Standard">
      <style:text-properties style:font-name="Arial" fo:font-size="20pt" fo:language="en" fo:country="US" officeooo:rsid="00047b4c" officeooo:paragraph-rsid="00047b4c" style:font-size-asian="20pt" style:font-size-complex="20pt"/>
    </style:style>
    <style:style style:name="P6" style:family="paragraph" style:parent-style-name="Standard">
      <style:text-properties style:font-name="Arial" fo:font-size="10pt" fo:language="en" fo:country="US" officeooo:rsid="0004af94" officeooo:paragraph-rsid="0004af94" style:font-size-asian="10pt" style:font-size-complex="10pt"/>
    </style:style>
    <style:style style:name="P7" style:family="paragraph" style:parent-style-name="Standard" style:list-style-name="L1">
      <style:paragraph-properties fo:line-height="150%"/>
      <style:text-properties style:font-name="Arial" fo:language="en" fo:country="US" fo:font-weight="bold" officeooo:rsid="0004dca2" officeooo:paragraph-rsid="0004dca2" style:font-weight-asian="bold" style:font-weight-complex="bold"/>
    </style:style>
    <style:style style:name="P8" style:family="paragraph" style:parent-style-name="Standard" style:list-style-name="L1">
      <style:paragraph-properties fo:line-height="150%"/>
      <style:text-properties style:font-name="Arial" fo:language="en" fo:country="US" fo:font-weight="normal" officeooo:rsid="0005a7b2" officeooo:paragraph-rsid="0005a7b2" style:font-weight-asian="normal" style:font-weight-complex="normal"/>
    </style:style>
    <style:style style:name="P9" style:family="paragraph" style:parent-style-name="Standard" style:list-style-name="L1">
      <style:paragraph-properties fo:line-height="150%"/>
      <style:text-properties style:font-name="Arial" fo:language="en" fo:country="US" fo:font-weight="normal" officeooo:rsid="00074e27" officeooo:paragraph-rsid="00074e27" style:font-weight-asian="normal" style:font-weight-complex="normal"/>
    </style:style>
    <style:style style:name="P10" style:family="paragraph" style:parent-style-name="Standard" style:list-style-name="L1">
      <style:paragraph-properties fo:line-height="150%"/>
      <style:text-properties style:font-name="Arial" fo:language="en" fo:country="US" fo:font-weight="normal" officeooo:rsid="0009613a" officeooo:paragraph-rsid="0009613a" style:font-weight-asian="normal" style:font-weight-complex="normal"/>
    </style:style>
    <style:style style:name="P11" style:family="paragraph" style:parent-style-name="Standard" style:list-style-name="L1">
      <style:paragraph-properties fo:line-height="150%"/>
      <style:text-properties style:font-name="Arial" fo:language="en" fo:country="US" fo:font-weight="normal" officeooo:rsid="0004dca2" officeooo:paragraph-rsid="0004dca2" style:font-weight-asian="normal" style:font-weight-complex="normal"/>
    </style:style>
    <style:style style:name="P12" style:family="paragraph" style:parent-style-name="Standard" style:list-style-name="L1">
      <style:paragraph-properties fo:line-height="150%"/>
      <style:text-properties style:font-name="Arial" fo:language="en" fo:country="US" fo:font-weight="normal" officeooo:rsid="00150106" officeooo:paragraph-rsid="00150106" style:font-weight-asian="normal" style:font-weight-complex="normal"/>
    </style:style>
    <style:style style:name="P13" style:family="paragraph" style:parent-style-name="Standard" style:list-style-name="L1">
      <style:paragraph-properties fo:line-height="150%"/>
      <style:text-properties fo:color="#ffffff" loext:opacity="100%" style:font-name="Arial" fo:language="en" fo:country="US" fo:font-weight="normal" officeooo:rsid="0009613a" officeooo:paragraph-rsid="0009613a" fo:background-color="#000000" style:font-weight-asian="normal" style:font-weight-complex="normal"/>
    </style:style>
    <style:style style:name="P14" style:family="paragraph" style:parent-style-name="Standard" style:list-style-name="L1">
      <style:paragraph-properties fo:line-height="150%"/>
      <style:text-properties fo:color="#ffffff" loext:opacity="100%" style:font-name="Arial" fo:language="en" fo:country="US" fo:font-weight="normal" officeooo:rsid="0009613a" officeooo:paragraph-rsid="000fcef1" fo:background-color="#000000" style:font-weight-asian="normal" style:font-weight-complex="normal"/>
    </style:style>
    <style:style style:name="P15" style:family="paragraph" style:parent-style-name="Standard" style:list-style-name="L1">
      <style:paragraph-properties fo:line-height="150%"/>
      <style:text-properties style:use-window-font-color="true" loext:opacity="0%" style:font-name="Arial" fo:language="en" fo:country="US" fo:font-weight="normal" officeooo:rsid="0009613a" officeooo:paragraph-rsid="0009613a" fo:background-color="transparent" style:font-weight-asian="normal" style:font-weight-complex="normal"/>
    </style:style>
    <style:style style:name="P16" style:family="paragraph" style:parent-style-name="Standard" style:list-style-name="L1">
      <style:paragraph-properties fo:line-height="150%"/>
      <style:text-properties fo:color="#000000" loext:opacity="100%" style:font-name="Arial" fo:language="en" fo:country="US" fo:font-weight="normal" officeooo:rsid="0009613a" officeooo:paragraph-rsid="0009613a" fo:background-color="transparent" style:font-weight-asian="normal" style:font-weight-complex="normal"/>
    </style:style>
    <style:style style:name="P17" style:family="paragraph" style:parent-style-name="Standard" style:list-style-name="L1">
      <style:paragraph-properties fo:line-height="150%"/>
      <style:text-properties fo:color="#000000" loext:opacity="100%" style:font-name="Arial" fo:language="en" fo:country="US" fo:font-weight="normal" officeooo:rsid="000a51d6" officeooo:paragraph-rsid="000a51d6" fo:background-color="transparent" style:font-weight-asian="normal" style:font-weight-complex="normal"/>
    </style:style>
    <style:style style:name="P18" style:family="paragraph" style:parent-style-name="Standard" style:list-style-name="L1">
      <style:paragraph-properties fo:line-height="150%"/>
      <style:text-properties fo:color="#000000" loext:opacity="100%" style:font-name="Arial" fo:language="en" fo:country="US" fo:font-weight="normal" officeooo:rsid="000a5420" officeooo:paragraph-rsid="000a5420" fo:background-color="transparent" style:font-weight-asian="normal" style:font-weight-complex="normal"/>
    </style:style>
    <style:style style:name="P19" style:family="paragraph" style:parent-style-name="Standard" style:list-style-name="L1">
      <style:paragraph-properties fo:line-height="150%"/>
      <style:text-properties fo:color="#000000" loext:opacity="100%" style:font-name="Arial" fo:language="en" fo:country="US" fo:font-weight="normal" officeooo:rsid="000b6cf4" officeooo:paragraph-rsid="000b6cf4" fo:background-color="transparent" style:font-weight-asian="normal" style:font-weight-complex="normal"/>
    </style:style>
    <style:style style:name="P20" style:family="paragraph" style:parent-style-name="Standard" style:list-style-name="L1">
      <style:paragraph-properties fo:line-height="150%"/>
      <style:text-properties fo:color="#000000" loext:opacity="100%" style:font-name="Arial" fo:language="en" fo:country="US" fo:font-weight="normal" officeooo:rsid="000bb107" officeooo:paragraph-rsid="000bb107" fo:background-color="transparent" style:font-weight-asian="normal" style:font-weight-complex="normal"/>
    </style:style>
    <style:style style:name="P21" style:family="paragraph" style:parent-style-name="Standard" style:list-style-name="L1">
      <style:paragraph-properties fo:line-height="150%"/>
      <style:text-properties fo:color="#000000" loext:opacity="100%" style:font-name="Arial" fo:language="en" fo:country="US" fo:font-weight="normal" officeooo:rsid="000bb107" officeooo:paragraph-rsid="000d15de" fo:background-color="transparent" style:font-weight-asian="normal" style:font-weight-complex="normal"/>
    </style:style>
    <style:style style:name="P22" style:family="paragraph" style:parent-style-name="Standard" style:list-style-name="L1">
      <style:paragraph-properties fo:line-height="150%"/>
      <style:text-properties fo:color="#000000" loext:opacity="100%" style:font-name="Arial" fo:language="en" fo:country="US" fo:font-weight="normal" officeooo:rsid="000d15de" officeooo:paragraph-rsid="000d15de" fo:background-color="transparent" style:font-weight-asian="normal" style:font-weight-complex="normal"/>
    </style:style>
    <style:style style:name="P23" style:family="paragraph" style:parent-style-name="Standard" style:list-style-name="L1">
      <style:paragraph-properties fo:line-height="150%"/>
      <style:text-properties fo:color="#000000" loext:opacity="100%" style:font-name="Arial" fo:language="en" fo:country="US" fo:font-weight="normal" officeooo:rsid="000d732c" officeooo:paragraph-rsid="000d732c" fo:background-color="transparent" style:font-weight-asian="normal" style:font-weight-complex="normal"/>
    </style:style>
    <style:style style:name="P24" style:family="paragraph" style:parent-style-name="Standard" style:list-style-name="L1">
      <style:paragraph-properties fo:line-height="150%"/>
      <style:text-properties fo:color="#000000" loext:opacity="100%" style:font-name="Arial" fo:language="en" fo:country="US" fo:font-weight="normal" officeooo:rsid="000fcef1" officeooo:paragraph-rsid="000fcef1" fo:background-color="transparent" style:font-weight-asian="normal" style:font-weight-complex="normal"/>
    </style:style>
    <style:style style:name="P25" style:family="paragraph" style:parent-style-name="Standard" style:list-style-name="L1">
      <style:paragraph-properties fo:line-height="150%"/>
      <style:text-properties fo:color="#000000" loext:opacity="100%" style:font-name="Arial" fo:language="en" fo:country="US" fo:font-weight="normal" officeooo:rsid="000fcef1" officeooo:paragraph-rsid="00108ad4" fo:background-color="transparent" style:font-weight-asian="normal" style:font-weight-complex="normal"/>
    </style:style>
    <style:style style:name="P26" style:family="paragraph" style:parent-style-name="Standard" style:list-style-name="L1">
      <style:paragraph-properties fo:line-height="150%"/>
      <style:text-properties fo:color="#000000" loext:opacity="100%" style:font-name="Arial" fo:language="en" fo:country="US" fo:font-weight="normal" officeooo:rsid="00107f32" officeooo:paragraph-rsid="00107f32" fo:background-color="transparent" style:font-weight-asian="normal" style:font-weight-complex="normal"/>
    </style:style>
    <style:style style:name="P27" style:family="paragraph" style:parent-style-name="Standard" style:list-style-name="L1">
      <style:paragraph-properties fo:line-height="150%"/>
      <style:text-properties fo:color="#000000" loext:opacity="100%" style:font-name="Arial" fo:language="en" fo:country="US" fo:font-weight="normal" officeooo:rsid="00107f32" officeooo:paragraph-rsid="00108ad4" fo:background-color="transparent" style:font-weight-asian="normal" style:font-weight-complex="normal"/>
    </style:style>
    <style:style style:name="P28" style:family="paragraph" style:parent-style-name="Standard" style:list-style-name="L1">
      <style:paragraph-properties fo:line-height="150%"/>
      <style:text-properties fo:color="#000000" loext:opacity="100%" style:font-name="Arial" fo:language="en" fo:country="US" fo:font-weight="normal" officeooo:rsid="00108ad4" officeooo:paragraph-rsid="00108ad4" fo:background-color="transparent" style:font-weight-asian="normal" style:font-weight-complex="normal"/>
    </style:style>
    <style:style style:name="P29" style:family="paragraph" style:parent-style-name="Standard" style:list-style-name="L1">
      <style:paragraph-properties fo:line-height="150%"/>
      <style:text-properties fo:color="#000000" loext:opacity="100%" style:font-name="Arial" fo:language="en" fo:country="US" fo:font-weight="normal" officeooo:rsid="00108ad4" officeooo:paragraph-rsid="00133e94" fo:background-color="transparent" style:font-weight-asian="normal" style:font-weight-complex="normal"/>
    </style:style>
    <style:style style:name="P30" style:family="paragraph" style:parent-style-name="Standard" style:list-style-name="L1">
      <style:paragraph-properties fo:line-height="150%"/>
      <style:text-properties fo:color="#000000" loext:opacity="100%" style:font-name="Arial" fo:language="en" fo:country="US" fo:font-weight="normal" officeooo:rsid="00108ad4" officeooo:paragraph-rsid="00122d87" fo:background-color="transparent" style:font-weight-asian="normal" style:font-weight-complex="normal"/>
    </style:style>
    <style:style style:name="P31" style:family="paragraph" style:parent-style-name="Standard" style:list-style-name="L1">
      <style:paragraph-properties fo:line-height="150%"/>
      <style:text-properties fo:color="#000000" loext:opacity="100%" style:font-name="Arial" fo:language="en" fo:country="US" fo:font-weight="normal" officeooo:rsid="00133e94" officeooo:paragraph-rsid="00133e94" fo:background-color="transparent" style:font-weight-asian="normal" style:font-weight-complex="normal"/>
    </style:style>
    <style:style style:name="P32" style:family="paragraph" style:parent-style-name="Standard" style:list-style-name="L1">
      <style:paragraph-properties fo:line-height="150%"/>
      <style:text-properties fo:color="#000000" loext:opacity="100%" style:font-name="Arial" fo:language="en" fo:country="US" fo:font-weight="normal" officeooo:rsid="000f3d47" officeooo:paragraph-rsid="000fcef1" fo:background-color="transparent" style:font-weight-asian="normal" style:font-weight-complex="normal"/>
    </style:style>
    <style:style style:name="P33" style:family="paragraph" style:parent-style-name="Standard" style:list-style-name="L1">
      <style:paragraph-properties fo:line-height="150%"/>
      <style:text-properties fo:color="#000000" loext:opacity="100%" style:font-name="Arial" fo:language="en" fo:country="US" fo:font-weight="normal" officeooo:rsid="0014a7a9" officeooo:paragraph-rsid="0014a7a9" fo:background-color="transparent" style:font-weight-asian="normal" style:font-weight-complex="normal"/>
    </style:style>
    <style:style style:name="P34" style:family="paragraph" style:parent-style-name="Standard" style:list-style-name="L1">
      <style:paragraph-properties fo:line-height="100%"/>
      <style:text-properties fo:color="#000000" loext:opacity="100%" style:font-name="Arial" fo:language="en" fo:country="US" fo:font-weight="normal" officeooo:rsid="0014a7a9" officeooo:paragraph-rsid="0014a7a9" fo:background-color="transparent" style:font-weight-asian="normal" style:font-weight-complex="normal"/>
    </style:style>
    <style:style style:name="P35" style:family="paragraph" style:parent-style-name="Standard" style:list-style-name="L1">
      <style:paragraph-properties fo:line-height="150%"/>
      <style:text-properties fo:color="#000000" loext:opacity="100%" style:font-name="Courier New" fo:language="en" fo:country="US" fo:font-weight="normal" officeooo:rsid="000a51d6" officeooo:paragraph-rsid="000a51d6" fo:background-color="transparent" style:font-weight-asian="normal" style:font-weight-complex="normal"/>
    </style:style>
    <style:style style:name="P36" style:family="paragraph" style:parent-style-name="Standard" style:list-style-name="L1">
      <style:paragraph-properties fo:line-height="150%"/>
      <style:text-properties fo:color="#000000" loext:opacity="100%" style:font-name="Courier New" fo:language="en" fo:country="US" fo:font-weight="normal" officeooo:rsid="000a51d6" officeooo:paragraph-rsid="000bb107" fo:background-color="transparent" style:font-weight-asian="normal" style:font-weight-complex="normal"/>
    </style:style>
    <style:style style:name="P37" style:family="paragraph" style:parent-style-name="Standard" style:list-style-name="L1">
      <style:paragraph-properties fo:line-height="150%"/>
      <style:text-properties fo:color="#000000" loext:opacity="100%" style:font-name="Courier New" fo:language="en" fo:country="US" fo:font-weight="normal" officeooo:rsid="000bb107" officeooo:paragraph-rsid="000bb107" fo:background-color="transparent" style:font-weight-asian="normal" style:font-weight-complex="normal"/>
    </style:style>
    <style:style style:name="P38" style:family="paragraph" style:parent-style-name="Standard" style:list-style-name="L1">
      <style:paragraph-properties fo:line-height="150%"/>
      <style:text-properties fo:color="#000000" loext:opacity="100%" style:font-name="Courier New" fo:language="en" fo:country="US" fo:font-weight="normal" officeooo:rsid="00108ad4" officeooo:paragraph-rsid="00108ad4" fo:background-color="transparent" style:font-weight-asian="normal" style:font-weight-complex="normal"/>
    </style:style>
    <style:style style:name="P39" style:family="paragraph" style:parent-style-name="Standard" style:list-style-name="L1">
      <style:paragraph-properties fo:line-height="150%"/>
      <style:text-properties fo:color="#000000" loext:opacity="100%" style:font-name="Courier New" fo:language="en" fo:country="US" fo:font-weight="normal" officeooo:rsid="00122d87" officeooo:paragraph-rsid="00122d87" fo:background-color="transparent" style:font-weight-asian="normal" style:font-weight-complex="normal"/>
    </style:style>
    <style:style style:name="P40" style:family="paragraph" style:parent-style-name="Standard" style:list-style-name="L1">
      <style:paragraph-properties fo:line-height="150%"/>
      <style:text-properties fo:color="#000000" loext:opacity="100%" style:font-name="Courier New" fo:language="en" fo:country="US" fo:font-weight="normal" officeooo:rsid="00122d87" officeooo:paragraph-rsid="00133e94" fo:background-color="transparent" style:font-weight-asian="normal" style:font-weight-complex="normal"/>
    </style:style>
    <style:style style:name="P41" style:family="paragraph" style:parent-style-name="Standard" style:list-style-name="L1">
      <style:paragraph-properties fo:line-height="150%"/>
      <style:text-properties fo:color="#000000" loext:opacity="100%" style:font-name="Courier New" fo:language="en" fo:country="US" fo:font-weight="normal" officeooo:rsid="0014a7a9" officeooo:paragraph-rsid="0014a7a9" fo:background-color="transparent" style:font-weight-asian="normal" style:font-weight-complex="normal"/>
    </style:style>
    <style:style style:name="P42" style:family="paragraph" style:parent-style-name="Standard" style:list-style-name="L1">
      <style:paragraph-properties fo:line-height="100%"/>
      <style:text-properties fo:color="#000000" loext:opacity="100%" style:font-name="Courier New" fo:language="en" fo:country="US" fo:font-weight="normal" officeooo:rsid="0014a7a9" officeooo:paragraph-rsid="0014a7a9" fo:background-color="transparent" style:font-weight-asian="normal" style:font-weight-complex="normal"/>
    </style:style>
    <style:style style:name="T1" style:family="text">
      <style:text-properties officeooo:rsid="00090d90"/>
    </style:style>
    <style:style style:name="T2" style:family="text">
      <style:text-properties officeooo:rsid="0009613a"/>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officeooo:rsid="0009613a"/>
    </style:style>
    <style:style style:name="T6" style:family="text">
      <style:text-properties style:font-name="Courier New" officeooo:rsid="00108ad4"/>
    </style:style>
    <style:style style:name="T7" style:family="text">
      <style:text-properties style:font-name="Courier New" officeooo:rsid="00122d87"/>
    </style:style>
    <style:style style:name="T8" style:family="text">
      <style:text-properties officeooo:rsid="000bb107"/>
    </style:style>
    <style:style style:name="T9" style:family="text">
      <style:text-properties officeooo:rsid="000d15de"/>
    </style:style>
    <style:style style:name="T10" style:family="text">
      <style:text-properties fo:font-style="italic" style:font-style-asian="italic" style:font-style-complex="italic"/>
    </style:style>
    <style:style style:name="T11" style:family="text">
      <style:text-properties fo:font-style="italic" officeooo:rsid="0004dca2" style:font-style-asian="italic" style:font-style-complex="italic"/>
    </style:style>
    <style:style style:name="T12" style:family="text">
      <style:text-properties officeooo:rsid="000fcef1"/>
    </style:style>
    <style:style style:name="T13" style:family="text">
      <style:text-properties officeooo:rsid="00107f32"/>
    </style:style>
    <style:style style:name="T14" style:family="text">
      <style:text-properties officeooo:rsid="00108ad4"/>
    </style:style>
    <style:style style:name="T15" style:family="text">
      <style:text-properties officeooo:rsid="00150106"/>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3cm" fo:text-indent="-1cm" fo:margin-left="3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5.5cm" fo:text-indent="-2.499cm" fo:margin-left="5.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cro Maker v.1.<text:span text:style-name="T12">0</text:span></text:p>
      <text:p text:style-name="P2">------------------------------------------------------------------------------------------------------------------------</text:p>
      <text:p text:style-name="P6">Written by <text:span text:style-name="T15">VLAD FELDFIX</text:span></text:p>
      <text:p text:style-name="P3"/>
      <text:list xml:id="list2938821781" text:style-name="L1">
        <text:list-item>
          <text:p text:style-name="P7">RUN</text:p>
          <text:list>
            <text:list-item>
              <text:p text:style-name="P8">This application will automatically complete a set of instructions written in a script file.</text:p>
            </text:list-item>
            <text:list-item>
              <text:p text:style-name="P8">Once the RUN button is pressed, don’t touch the computer until the program is finished, unless specified otherwise by the script file.</text:p>
            </text:list-item>
            <text:list-item>
              <text:p text:style-name="P9">When the algorithm is done press ENTER.</text:p>
            </text:list-item>
          </text:list>
        </text:list-item>
      </text:list>
      <text:p text:style-name="P4"/>
      <text:list xml:id="list130509223681122" text:continue-numbering="true" text:style-name="L1">
        <text:list-item>
          <text:p text:style-name="P7">EDIT LIST</text:p>
          <text:list>
            <text:list-item>
              <text:p text:style-name="P9">There is a .csv file called “List.csv” that serves as a database. It can be useful if during the automatic procedure you need to pull data.</text:p>
            </text:list-item>
            <text:list-item>
              <text:p text:style-name="P9">Before every automation you might need to update this file, depends on what you need the program to do.</text:p>
            </text:list-item>
            <text:list-item>
              <text:p text:style-name="P9">The .csv file will be open in your local .csv file editing software such as Microsoft Excel, Libra Office, Windows Notepad, or whatever other software else you are using.</text:p>
            </text:list-item>
            <text:list-item>
              <text:p text:style-name="P9">This application do not provide you with a .csv file editing software.</text:p>
            </text:list-item>
            <text:list-item>
              <text:p text:style-name="P9"><text:span text:style-name="T1">T</text:span>his function is <text:span text:style-name="T1">optional, it might not even be necessary, depends on the script you are running on it.</text:span></text:p>
            </text:list-item>
          </text:list>
        </text:list-item>
      </text:list>
      <text:p text:style-name="P4"/>
      <text:list xml:id="list130508433494283" text:continue-numbering="true" text:style-name="L1">
        <text:list-item>
          <text:p text:style-name="P7">EDIT SCRIPT</text:p>
          <text:list>
            <text:list-item>
              <text:p text:style-name="P10">This is the most important part of Macro Maker. The script file. “script.txt” is the place where you write exactly what you want your application to do. Here is a list of possible commands:</text:p>
              <text:list>
                <text:list-item>
                  <text:p text:style-name="P13">MOUSE_POS_SET(X, Y)</text:p>
                  <text:list>
                    <text:list-item>
                      <text:p text:style-name="P15">Sets the new position of the cursor.</text:p>
                    </text:list-item>
                    <text:list-item>
                      <text:p text:style-name="P15"><text:span text:style-name="T3">X</text:span> new x cursor position.</text:p>
                    </text:list-item>
                    <text:list-item>
                      <text:p text:style-name="P15"><text:span text:style-name="T3">Y</text:span> new y cursor position.</text:p>
                    </text:list-item>
                  </text:list>
                </text:list-item>
                <text:list-item>
                  <text:p text:style-name="P13">MOUSE_CLICK(BUTTON)</text:p>
                  <text:list>
                    <text:list-item>
                      <text:p text:style-name="P16">Click a mouse button.</text:p>
                    </text:list-item>
                    <text:list-item>
                      <text:p text:style-name="P17"><text:span text:style-name="T3">BUTTON</text:span> possible options for this argument are: left, right, middle.</text:p>
                    </text:list-item>
                    <text:list-item>
                      <text:p text:style-name="P17"><text:soft-page-break/>So for example, if you need to click a button on the screen you can write: <text:span text:style-name="T2"><text:line-break/></text:span><text:span text:style-name="T5">MOUSE_POS_SET(</text:span><text:span text:style-name="T4">158</text:span><text:span text:style-name="T5">,</text:span><text:span text:style-name="T4">125</text:span><text:span text:style-name="T5">)</text:span></text:p>
                    </text:list-item>
                    <text:list-item>
                      <text:p text:style-name="P35"><text:span text:style-name="T2">MOUSE_</text:span>CLICK<text:span text:style-name="T2">(</text:span>left<text:span text:style-name="T2">)</text:span></text:p>
                    </text:list-item>
                  </text:list>
                </text:list-item>
                <text:list-item>
                  <text:p text:style-name="P13">MOUSE_DOWN(BUTTON)</text:p>
                  <text:list>
                    <text:list-item>
                      <text:p text:style-name="P18">The difference between MOUSE_CLICK and MOUSE_DOWN is that MOUSE_DOWN clicks without releasing, whilst MOUSE_CLICK clicks and releases immediately.</text:p>
                    </text:list-item>
                    <text:list-item>
                      <text:p text:style-name="P18">This command together with MOUSE_UP can be used to drag and drop.</text:p>
                    </text:list-item>
                    <text:list-item>
                      <text:p text:style-name="P19"><text:span text:style-name="T3">BUTTON</text:span> see argument BUTTON for the MOUSE_CLICK command.</text:p>
                    </text:list-item>
                  </text:list>
                </text:list-item>
                <text:list-item>
                  <text:p text:style-name="P13">MOUSE_UP(BUTTON)</text:p>
                  <text:list>
                    <text:list-item>
                      <text:p text:style-name="P19">This command releases the mouse button. See MOUSE_DOWN to learn more</text:p>
                    </text:list-item>
                    <text:list-item>
                      <text:p text:style-name="P19"><text:span text:style-name="T3">BUTTON</text:span> see argument BUTTON for the MOUSE_CLICK command.</text:p>
                    </text:list-item>
                  </text:list>
                </text:list-item>
                <text:list-item>
                  <text:p text:style-name="P13">KEYBOARD_CLICK(BUTTON)</text:p>
                  <text:list>
                    <text:list-item>
                      <text:p text:style-name="P20">This command clicks a given keyboard button.</text:p>
                    </text:list-item>
                    <text:list-item>
                      <text:p text:style-name="P20"><text:span text:style-name="T3">BUTTON</text:span> this argument can take many values such as alt, shift, enter, home, esc, up, down, etc. For more information see Python library: keyboard 0.13.5.</text:p>
                    </text:list-item>
                  </text:list>
                </text:list-item>
                <text:list-item>
                  <text:p text:style-name="P13">KEYBOARD_PRESS(BUTTON)</text:p>
                  <text:list>
                    <text:list-item>
                      <text:p text:style-name="P20">Similarly to the mouse functions, this command presses (without releasing) any key on the keyboard. This can be used together with the KEYBOARD_RELEASE command to click two keys at the same time. For example:<text:line-break/><text:span text:style-name="T4">KEYBOARD_PRESS</text:span><text:span text:style-name="T5">(</text:span><text:span text:style-name="T4">ctrl</text:span><text:span text:style-name="T5">)</text:span></text:p>
                    </text:list-item>
                    <text:list-item>
                      <text:p text:style-name="P36"><text:span text:style-name="T8">KEYBOARD_PRESS</text:span><text:span text:style-name="T2">(</text:span><text:span text:style-name="T8">s</text:span><text:span text:style-name="T2">)</text:span></text:p>
                    </text:list-item>
                    <text:list-item>
                      <text:p text:style-name="P37">KEYBOARD_<text:span text:style-name="T2">RELEASE(</text:span>s<text:span text:style-name="T2">)</text:span></text:p>
                    </text:list-item>
                    <text:list-item>
                      <text:p text:style-name="P36"><text:span text:style-name="T8">KEYBOARD_</text:span><text:span text:style-name="T2">RELEASE(</text:span><text:span text:style-name="T8">ctrl</text:span><text:span text:style-name="T2">)</text:span></text:p>
                    </text:list-item>
                    <text:list-item>
                      <text:p text:style-name="P21"><text:span text:style-name="T3">BUTTON </text:span><text:span text:style-name="T9">see KEYBOARD_CLICK command.</text:span></text:p>
                    </text:list-item>
                  </text:list>
                </text:list-item>
                <text:list-item>
                  <text:p text:style-name="P13">KEYBOARD_RELEASE(BUTTON)</text:p>
                  <text:list>
                    <text:list-item>
                      <text:p text:style-name="P22"><text:soft-page-break/>This command releases a pressed keyboard button.</text:p>
                    </text:list-item>
                    <text:list-item>
                      <text:p text:style-name="P22">See more information in KEYBOARD_PRESS command.</text:p>
                    </text:list-item>
                    <text:list-item>
                      <text:p text:style-name="P21"><text:span text:style-name="T3">BUTTON </text:span><text:span text:style-name="T9">see KEYBOARD_CLICK command.</text:span></text:p>
                    </text:list-item>
                  </text:list>
                </text:list-item>
                <text:list-item>
                  <text:p text:style-name="P13">SLEEP(SECONDS)</text:p>
                  <text:list>
                    <text:list-item>
                      <text:p text:style-name="P22">Takes a pause for a given number of seconds. This can be useful if you need to let something load in the middle of the automation, for example a web page.</text:p>
                    </text:list-item>
                    <text:list-item>
                      <text:p text:style-name="P22"><text:span text:style-name="T3">SECONDS</text:span> the number of seconds to wait.</text:p>
                    </text:list-item>
                  </text:list>
                </text:list-item>
                <text:list-item>
                  <text:p text:style-name="P13">SET_ALARM()</text:p>
                  <text:list>
                    <text:list-item>
                      <text:p text:style-name="P23">This command allows the user to set an alarm when they need the automation to start (or continue) working.</text:p>
                    </text:list-item>
                    <text:list-item>
                      <text:p text:style-name="P23">The alarm command will ask the user to provide a date and time for when the alarm should go off.</text:p>
                    </text:list-item>
                    <text:list-item>
                      <text:p text:style-name="P23">Make sure that the application is open until the time the alarm is set.</text:p>
                    </text:list-item>
                  </text:list>
                </text:list-item>
                <text:list-item>
                  <text:p text:style-name="P13">INPUT(PROMPT)</text:p>
                  <text:list>
                    <text:list-item>
                      <text:p text:style-name="P24">Asks the user to input data. <text:span text:style-name="T13">It</text:span> can also be useful to display a message / warning.</text:p>
                    </text:list-item>
                    <text:list-item>
                      <text:p text:style-name="P24">PROMPT this argument is the message that displayed for the user on the console screen of the application.</text:p>
                    </text:list-item>
                    <text:list-item>
                      <text:p text:style-name="P24">Here is an example of how can this command be used:<text:line-break/><text:span text:style-name="T4">INPUT(Hello user, please make everything ready and click ENTER to continue...)<text:line-break/>INPUT(Insert your birth date as YYYY-MM-DD)</text:span></text:p>
                    </text:list-item>
                  </text:list>
                </text:list-item>
                <text:list-item>
                  <text:p text:style-name="P13">LOOP(CYCLES)</text:p>
                  <text:list>
                    <text:list-item>
                      <text:p text:style-name="P26">You can run an automation in a loop X times</text:p>
                    </text:list-item>
                    <text:list-item>
                      <text:p text:style-name="P27"><text:span text:style-name="T3">CYCLES</text:span> is the number of times the loop will run until the command END_LOOP.</text:p>
                    </text:list-item>
                    <text:list-item>
                      <text:p text:style-name="P27">Th<text:span text:style-name="T14">e CYCLES</text:span> argument can <text:span text:style-name="T14">take 3 possible values:<text:line-break/>- a number 1, 2, 3, 4, …<text:line-break/>- LIST if you set argument CYCLES to LIST, the loop will go for every item in the list file List.csv<text:line-break/>- INPUTDATA if you set argument CYCLES to INPUTDATA, the user will choose how many times the loop will cycle.</text:span></text:p>
                    </text:list-item>
                  </text:list>
                </text:list-item>
                <text:list-item>
                  <text:p text:style-name="P13"><text:soft-page-break/>END_LOOP()</text:p>
                  <text:list>
                    <text:list-item>
                      <text:p text:style-name="P28">Every loop must be completed by the END_LOOP command.</text:p>
                    </text:list-item>
                    <text:list-item>
                      <text:p text:style-name="P28">Here is an example of a loop:</text:p>
                    </text:list-item>
                    <text:list-item>
                      <text:p text:style-name="P38">LOOP(15)</text:p>
                    </text:list-item>
                    <text:list-item>
                      <text:p text:style-name="P38">MOUSE_CLICK(left)</text:p>
                    </text:list-item>
                    <text:list-item>
                      <text:p text:style-name="P29"><text:span text:style-name="T7">END_LOOP</text:span><text:span text:style-name="T4">()</text:span></text:p>
                    </text:list-item>
                    <text:list-item>
                      <text:p text:style-name="P25"><text:span text:style-name="T4">INPUT(</text:span><text:span text:style-name="T6">Set the number of times to loop)</text:span></text:p>
                    </text:list-item>
                    <text:list-item>
                      <text:p text:style-name="P38">LOOP(INPUTDATA)</text:p>
                    </text:list-item>
                    <text:list-item>
                      <text:p text:style-name="P39">MOUSE_CLICK(right)</text:p>
                    </text:list-item>
                    <text:list-item>
                      <text:p text:style-name="P40">END_LOOP()</text:p>
                    </text:list-item>
                    <text:list-item>
                      <text:p text:style-name="P30"><text:span text:style-name="T4">LOOP(</text:span><text:span text:style-name="T7">LIST</text:span><text:span text:style-name="T4">)</text:span></text:p>
                    </text:list-item>
                    <text:list-item>
                      <text:p text:style-name="P30"><text:span text:style-name="T4">MOUSE_CLICK(</text:span><text:span text:style-name="T7">middle</text:span><text:span text:style-name="T4">)</text:span></text:p>
                    </text:list-item>
                    <text:list-item>
                      <text:p text:style-name="P39">END_LOOP()</text:p>
                    </text:list-item>
                    <text:list-item>
                      <text:p text:style-name="P31">In this simple example, there are 3 loops. The first one will make the mouse click left for 15 times. The second loop will make the mouse click right for as many times as the user inputs. And the third loop will make the mouse click middle for as many lines as there are in the list.</text:p>
                    </text:list-item>
                  </text:list>
                </text:list-item>
                <text:list-item>
                  <text:p text:style-name="P14">KEYBOARD_WRITE(TEXT)</text:p>
                  <text:list>
                    <text:list-item>
                      <text:p text:style-name="P32">This command will input a per-written text. This text can be given in the code or taken from the list.</text:p>
                    </text:list-item>
                    <text:list-item>
                      <text:p text:style-name="P32"><text:span text:style-name="T3">TEXT</text:span> this argument is the text the automation will write. It can be a per-written text or a list value. To make it a list value set this argument to <text:span text:style-name="T10">LSTVAL#X</text:span> where X is the column of the list you want to take information from. Another possible value can be <text:span text:style-name="T10">INPUTDATA</text:span> where the keyboard will write the user input taken from the INPUT command <text:span text:style-name="T12">(see INPUT command for more info).</text:span></text:p>
                    </text:list-item>
                    <text:list-item>
                      <text:p text:style-name="P24">Here is an example of an automation with the KEYBOARD_WRITE function.</text:p>
                    </text:list-item>
                    <text:list-item>
                      <text:p text:style-name="P33">Consider the example when the List.csv file is filled as follows:<text:line-break/><text:span text:style-name="T4">row11,row12,row13</text:span></text:p>
                      <text:p text:style-name="P41"><text:soft-page-break/>row21,row22,row23</text:p>
                      <text:p text:style-name="P41">row31,row23,row33</text:p>
                    </text:list-item>
                    <text:list-item>
                      <text:p text:style-name="P33">Open Macro Maker.</text:p>
                    </text:list-item>
                    <text:list-item>
                      <text:p text:style-name="P33">Press 3 to EDIT SCRIPT.</text:p>
                    </text:list-item>
                    <text:list-item>
                      <text:p text:style-name="P34">Insert the following code:<text:line-break/><text:span text:style-name="T4">INPUT(Now open notepad and press ENTER to continue)<text:line-break/>SLEEP(5)<text:line-break/>LOOP(4)<text:line-break/>KEYBOARD_WRITE(Hello World)<text:line-break/>KEYBOARD_CLICK(enter)<text:line-break/>END_LOOP()<text:line-break/>LOOP(LIST)<text:line-break/>KEYBOARD_WRITE(From List:)<text:line-break/>KEYBOARD_CLICK(enter)<text:line-break/>KEYBOARD_WRITE(LSTVAL#0)<text:line-break/>KEYBOARD_CLICK(enter)<text:line-break/>KEYBOARD_WRITE(LSTVAL#1)<text:line-break/>KEYBOARD_CLICK(enter)<text:line-break/>KEYBOARD_WRITE(LSTVAL#2)<text:line-break/>KEYBOARD_CLICK(enter)<text:line-break/>END_LOOP()</text:span></text:p>
                    </text:list-item>
                    <text:list-item>
                      <text:p text:style-name="P33">Save and close the file.</text:p>
                    </text:list-item>
                    <text:list-item>
                      <text:p text:style-name="P33">Press ENTER to restart.</text:p>
                    </text:list-item>
                    <text:list-item>
                      <text:p text:style-name="P33">Press 1 to RUN </text:p>
                    </text:list-item>
                    <text:list-item>
                      <text:p text:style-name="P34">If you follow all the instructions correctly you are suppose to have an open notepad with the following text:<text:line-break/><text:span text:style-name="T4">Hello World</text:span></text:p>
                      <text:p text:style-name="P42">Hello World</text:p>
                      <text:p text:style-name="P42">Hello World</text:p>
                      <text:p text:style-name="P42">Hello World</text:p>
                      <text:p text:style-name="P42">From List:</text:p>
                      <text:p text:style-name="P42">row11</text:p>
                      <text:p text:style-name="P42">row12</text:p>
                      <text:p text:style-name="P42">row13</text:p>
                      <text:p text:style-name="P42">From List:</text:p>
                      <text:p text:style-name="P42">row21</text:p>
                      <text:p text:style-name="P42">row22</text:p>
                      <text:p text:style-name="P42">row23</text:p>
                      <text:p text:style-name="P42">From List:</text:p>
                      <text:p text:style-name="P42">row31</text:p>
                      <text:p text:style-name="P42">row23</text:p>
                      <text:p text:style-name="P42">row33</text:p>
                      <text:p text:style-name="P42">From List:</text:p>
                      <text:p text:style-name="P42">row31</text:p>
                      <text:p text:style-name="P42">row23</text:p>
                      <text:p text:style-name="P42">row33</text:p>
                    </text:list-item>
                  </text:list>
                </text:list-item>
              </text:list>
            </text:list-item>
          </text:list>
        </text:list-item>
        <text:list-item>
          <text:p text:style-name="P7"><text:soft-page-break/>SETTINGS</text:p>
          <text:list>
            <text:list-item>
              <text:p text:style-name="P11">Script Location &gt; <text:span text:style-name="T15">The location of the script file</text:span></text:p>
            </text:list-item>
            <text:list-item>
              <text:p text:style-name="P12">The location will usually be in the folder where the application is:<text:line-break/><text:span text:style-name="T11">Script Location &gt; </text:span><text:span text:style-name="T10">script.txt<text:line-break/></text:span>but you may change it if you wish.</text:p>
            </text:list-item>
          </text:list>
        </text:list-item>
        <text:list-item>
          <text:p text:style-name="P7">HELP</text:p>
          <text:list>
            <text:list-item>
              <text:p text:style-name="P12">Open the help file</text:p>
            </text:list-item>
          </text:list>
        </text:list-item>
        <text:list-item>
          <text:p text:style-name="P7">EXIT</text:p>
          <text:list>
            <text:list-item>
              <text:p text:style-name="P12">Exists the applicatio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David CLM" svg:font-family="'David CLM'" style:font-family-generic="system" style:font-pitch="variable"/>
    <style:font-face style:name="David CLM1" svg:font-family="'David CLM'"/>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CLM1" style:font-family-complex="'David CLM'"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rsid="00047b4c" officeooo:paragraph-rsid="00047b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8T09:33:54.708000000</meta:creation-date>
    <dc:date>2023-08-08T13:03:45.213000000</dc:date>
    <meta:editing-duration>PT1H7M22S</meta:editing-duration>
    <meta:editing-cycles>12</meta:editing-cycles>
    <meta:generator>LibreOffice/7.2.6.2$Windows_x86 LibreOffice_project/b0ec3a565991f7569a5a7f5d24fed7f52653d754</meta:generator>
    <meta:document-statistic meta:table-count="0" meta:image-count="0" meta:object-count="0" meta:page-count="6" meta:paragraph-count="114" meta:word-count="1078" meta:character-count="6873" meta:non-whitespace-character-count="5818"/>
  </office:meta>
</office:document-meta>
</file>